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cm" svg:height="1.5cm" svg:x="8.401cm" svg:y="1.30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2cm" svg:height="2.6cm" svg:x="6.7cm" svg:y="4.8cm">
          <text:p text:style-name="P1">Get Charact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3cm" svg:height="4.7cm" svg:x="4.3cm" svg:y="9.3cm">
          <text:p text:style-name="P1">Ascii code ← Convert Character to Ascii cod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702cm" svg:height="6.209cm" svg:x="1.7cm" svg:y="15.891cm">
          <text:p text:style-name="P1">Output ←Ascii Cod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.3cm" svg:height="2.9cm" svg:x="6.374cm" svg:y="24.388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947cm" svg:y1="22.1cm" svg:x2="10cm" svg:y2="24.4cm">
          <text:p/>
        </draw:line>
        <draw:line draw:style-name="gr3" draw:text-style-name="P1" draw:layer="layout" svg:x1="10.8cm" svg:y1="2.8cm" svg:x2="10.8cm" svg:y2="4.9cm">
          <text:p/>
        </draw:line>
        <draw:line draw:style-name="gr3" draw:text-style-name="P1" draw:layer="layout" svg:x1="10.826cm" svg:y1="7.4cm" svg:x2="10.8cm" svg:y2="9.3cm">
          <text:p/>
        </draw:line>
        <draw:line draw:style-name="gr3" draw:text-style-name="P1" draw:layer="layout" svg:x1="10.9cm" svg:y1="14cm" svg:x2="10.9cm" svg:y2="1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7T09:21:24.083000000</meta:creation-date>
    <dc:date>2014-10-07T09:29:19.068000000</dc:date>
    <meta:editing-duration>PT6M5S</meta:editing-duration>
    <meta:editing-cycles>2</meta:editing-cycles>
    <meta:generator>LibreOffice/4.2.5.2$Windows_x86 LibreOffice_project/61cb170a04bb1f12e77c884eab9192be736ec5f5</meta:generator>
    <meta:document-statistic meta:object-count="9"/>
  </office:meta>
</office:document-meta>
</file>